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7.352cm"/>
    </style:style>
    <style:style style:name="co5" style:family="table-column">
      <style:table-column-properties fo:break-before="auto" style:column-width="6.752cm"/>
    </style:style>
    <style:style style:name="co6" style:family="table-column">
      <style:table-column-properties fo:break-before="auto" style:column-width="6.399cm"/>
    </style:style>
    <style:style style:name="co7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Rapport de la caisse a la date du 02-08-2025</text:p>
          </table:table-cell>
          <table:covered-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Boissons</text:p>
          </table:table-cell>
          <table:table-cell office:value-type="string" calcext:value-type="string">
            <text:p>Stock total </text:p>
          </table:table-cell>
          <table:table-cell office:value-type="string" calcext:value-type="string">
            <text:p>Stock Restant </text:p>
          </table:table-cell>
          <table:table-cell office:value-type="string" calcext:value-type="string">
            <text:p>Quantité Vendue </text:p>
          </table:table-cell>
          <table:table-cell office:value-type="string" calcext:value-type="string">
            <text:p>Prix Unitaire 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Biere (SOBBRA)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formula="of:=PRODUCT([.E11:.F11])" office:value-type="float" office:value="6400" calcext:value-type="float">
            <text:p>6400</text:p>
          </table:table-cell>
        </table:table-row>
        <table:table-row table:style-name="ro1">
          <table:table-cell/>
          <table:table-cell office:value-type="string" calcext:value-type="string">
            <text:p>Castal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PRODUCT([.E12:.F12])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string" calcext:value-type="string">
            <text:p>Beaufort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PRODUCT([.E13:.F13])"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Guiness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table:formula="of:=PRODUCT([.E14:.F14])" office:value-type="float" office:value="13500" calcext:value-type="float">
            <text:p>13500</text:p>
          </table:table-cell>
        </table:table-row>
        <table:table-row table:style-name="ro1">
          <table:table-cell/>
          <table:table-cell office:value-type="string" calcext:value-type="string">
            <text:p>Dopel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formula="of:=PRODUCT([.E15:.F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ccrerie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formula="of:=PRODUCT([.E16:.F16])" office:value-type="float" office:value="3500" calcext:value-type="float">
            <text:p>3500</text:p>
          </table:table-cell>
        </table:table-row>
        <table:table-row table:style-name="ro1">
          <table:table-cell/>
          <table:table-cell office:value-type="string" calcext:value-type="string">
            <text:p>Eau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table:formula="of:=PRODUCT([.E17:.F17])" office:value-type="float" office:value="2100" calcext:value-type="float">
            <text:p>2100</text:p>
          </table:table-cell>
        </table:table-row>
        <table:table-row table:style-name="ro1">
          <table:table-cell/>
          <table:table-cell office:value-type="string" calcext:value-type="string">
            <text:p>Chil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table:formula="of:=PRODUCT([.E18:.F18])" office:value-type="float" office:value="6300" calcext:value-type="float">
            <text:p>6300</text:p>
          </table:table-cell>
        </table:table-row>
        <table:table-row table:style-name="ro1">
          <table:table-cell/>
          <table:table-cell office:value-type="string" calcext:value-type="string">
            <text:p>Roboston Win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qiillar(Sombrebos)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formula="of:=PRODUCT([.E20:.F20])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table:formula="of:=SUM([.G11:.G20])" office:value-type="float" office:value="53400" calcext:value-type="float">
            <text:p>534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uisin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uez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table:formula="of:=PRODUCT([.E24:.F24])" office:value-type="float" office:value="5400" calcext:value-type="float">
            <text:p>5400</text:p>
          </table:table-cell>
        </table:table-row>
        <table:table-row table:style-name="ro1">
          <table:table-cell/>
          <table:table-cell office:value-type="string" calcext:value-type="string">
            <text:p>Soccice chicke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formula="of:=PRODUCT([.E25:.F25])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string" calcext:value-type="string">
            <text:p>Poule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table:formula="of:=PRODUCT([.E26:.F26])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string" calcext:value-type="string">
            <text:p>Frit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PRODUCT([.E27:.F27])"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table:formula="of:=SUM([.G24:.G27])" office:value-type="float" office:value="29900" calcext:value-type="float">
            <text:p>299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Boissons impayees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oissons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Contract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u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formula="of:=PRODUCT([.C34:.D34])" office:value-type="float" office:value="4200" calcext:value-type="float">
            <text:p>4200</text:p>
          </table:table-cell>
          <table:table-cell office:value-type="string" calcext:value-type="string">
            <text:p>Le Patron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pense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tif</text:p>
          </table:table-cell>
          <table:table-cell office:value-type="string" calcext:value-type="string">
            <text:p>Executant</text:p>
          </table:table-cell>
          <table:table-cell office:value-type="string" calcext:value-type="string">
            <text:p>Monta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hat du materiel de nettoyage des toillettes</text:p>
          </table:table-cell>
          <table:table-cell office:value-type="string" calcext:value-type="string">
            <text:p>Frederic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hat Magi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chets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ge de brochett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40:.D43])" office:value-type="float" office:value="3850" calcext:value-type="float">
            <text:p>385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vance sur le salaire</text:p>
          </table:table-cell>
          <table:table-cell table:number-columns-repeated="3"/>
          <table:table-cell table:formula="of:=[.G21]-[.G28]" office:value-type="float" office:value="23500" calcext:value-type="float">
            <text:p>23500</text:p>
          </table:table-cell>
        </table:table-row>
        <table:table-row table:style-name="ro1">
          <table:table-cell table:number-columns-repeated="3"/>
          <table:table-cell table:formula="of:=sum([.C50:.C54])" office:value-type="string" office:string-value="" calcext:value-type="error">
            <text:p>#NOM 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Justificatio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[.D44]+[.C58]" office:value-type="float" office:value="12600" calcext:value-type="float">
            <text:p>12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cho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nce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msun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lie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ige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ie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52:.C57])" office:value-type="float" office:value="8750" calcext:value-type="float">
            <text:p>8750</text:p>
          </table:table-cell>
          <table:table-cell/>
          <table:table-cell table:formula="of:=SUM([.C44:.D58])" office:value-type="string" office:string-value="" calcext:value-type="error">
            <text:p>#NOM 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s Avoirs ( Montants dus aux client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Avoirs</text:p>
          </table:table-cell>
          <table:table-cell office:value-type="string" calcext:value-type="string">
            <text:p>Proprietai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Bab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Castel + Guinne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04:57:26.740122902</meta:creation-date>
    <dc:date>2025-08-03T21:52:41.908477571</dc:date>
    <meta:editing-duration>PT15H1S</meta:editing-duration>
    <meta:editing-cycles>21</meta:editing-cycles>
    <meta:generator>LibreOffice/7.3.7.2$Linux_X86_64 LibreOffice_project/30$Build-2</meta:generator>
    <meta:document-statistic meta:table-count="1" meta:cell-count="149" meta:object-count="0"/>
  </office:meta>
</office:document-meta>
</file>